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SAPH'S SORROW (77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SAPH'S SORROW (77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resent grief (77:1-4, 7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Present grief (77:1-4, 7-10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cries out to God (77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is too distressed even to pray (77: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e wonders if God has abandoned him (77:7-10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ASAPH'S SORROW (77:1-10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Present grief (77:1-4, 7-1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Past glory (77:5-6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PSALM 77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ASAPH'S SORROW (77:1-1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ASAPH'S SONG (77:11-20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ASAPH'S SONG (77:11-20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God performed miracles (77:11-18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God led his people (77:2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PSALM 77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ASAPH'S SORROW (77:1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ASAPH'S SONG (77:11-2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7 </dc:title>
    <meta:initial-creator>David STRICKLAND</meta:initial-creator>
    <dc:creator>David STRICKLAND</dc:creator>
    <meta:creation-date>2020-02-23T23:19:51Z</meta:creation-date>
    <dc:date>2020-02-23T23:19:51Z</dc:date>
    <meta:template xlink:href="BibleStudy" xlink:type="simple"/>
    <meta:editing-cycles>1</meta:editing-cycles>
    <meta:editing-duration>PT0S</meta:editing-duration>
    <meta:document-statistic meta:paragraph-count="20" meta:word-count="122"/>
  </office:meta>
</office:document-meta>
</file>